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2pt" style:font-size-asian="12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" style:family="text">
      <style:text-properties style:font-name="Consolas"/>
    </style:style>
    <style:style style:name="T2" style:family="text">
      <style:text-properties style:font-name="Consolas" fo:font-size="12pt" style:font-size-asian="12pt"/>
    </style:style>
    <style:style style:name="T3" style:family="text">
      <style:text-properties fo:color="#000000" style:font-name="Consolas" fo:font-size="12pt" style:text-underline-style="solid" style:text-underline-width="auto" style:text-underline-color="font-color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Setup:</text:span></text:p>
      <text:p text:style-name="P2"/>
      <text:p text:style-name="P1"><text:span text:style-name="T2">Checkout Karta (or extract Package ZIP)</text:span></text:p>
      <text:p text:style-name="P1"><text:span text:style-name="T2">(e.g. %USERPROFILE%\Desktop\Karta or $HOME/Karta)</text:span></text:p>
      <text:p text:style-name="P2"/>
      <text:p text:style-name="P1"><text:span text:style-name="T2">Set the KARTA_HOME environmental variable (optional for windows)</text:span></text:p>
      <text:p text:style-name="P1"><text:span text:style-name="T2">This variable denotes the home directory for Karta runtime environment.</text:span></text:p>
      <text:p text:style-name="P1"><text:span text:style-name="T2">For development, the packager's target directory can be directly used (packager\target\packages\Karta)</text:span></text:p>
      <text:p text:style-name="P2"/>
      <text:p text:style-name="P1"><text:span text:style-name="T2">e.g.</text:span></text:p>
      <text:p text:style-name="P1"><text:span text:style-name="T2">set KARTA_HOME=%USERPROFILE%\Desktop\Karta\packager\target\packages\Karta</text:span></text:p>
      <text:p text:style-name="P1"><text:span text:style-name="T2">or</text:span></text:p>
      <text:p text:style-name="P1"><text:span text:style-name="T2">export KARTA_HOME=$HOME/Karta/packager/target/packages/Karta</text:span></text:p>
      <text:p text:style-name="P2"/>
      <text:p text:style-name="P2"/>
      <text:p text:style-name="P3"><text:span text:style-name="T1">Building Karta:</text:span></text:p>
      <text:p text:style-name="P1"><text:span text:style-name="T3">mvn</text:span><text:span text:style-name="T2"> -T 4 -DskipTests=true clean install</text:span></text:p>
      <text:p text:style-name="P2"/>
      <text:p text:style-name="P3"><text:span text:style-name="T1">Starting Minion server:</text:span></text:p>
      <text:p text:style-name="P1"><text:span text:style-name="T2">Minion server should be started with the test artifact directory as the current directory (containing test jar files and </text:span><text:span text:style-name="T3">config</text:span><text:span text:style-name="T2"> files)</text:span></text:p>
      <text:p text:style-name="P1"><text:span text:style-name="T2">and invoking "%KARTA_HOME\bin\KartaMinion.bat"</text:span></text:p>
      <text:p text:style-name="P1"><text:span text:style-name="T2">e.g.</text:span></text:p>
      <text:p text:style-name="P1"><text:span text:style-name="T2">start "KartaMinionServer" /D "packager\target\packages\Karta\Samples" "..\bin\KartaMinion.bat"</text:span></text:p>
      <text:p text:style-name="P2"/>
      <text:p text:style-name="P2"/>
      <text:p text:style-name="P3"><text:span text:style-name="T1">Starting Karta REST server:</text:span></text:p>
      <text:p text:style-name="P1"><text:span text:style-name="T2">e.g.</text:span></text:p>
      <text:p text:style-name="P1"><text:span text:style-name="T2">start "KartaRESTServer" /D "packager\target\packages\Karta\Samples" "..\bin\KartaServer.bat"</text:span></text:p>
      <text:p text:style-name="P2"/>
      <text:p text:style-name="P3"><text:span text:style-name="T1">Running sample Tests:</text:span></text:p>
      <text:p text:style-name="P1"><text:span text:style-name="T2">e.g.</text:span></text:p>
      <text:p text:style-name="Standard"><text:span text:style-name="T3">cd</text:span><text:span text:style-name="T2"> packager\target\packages\Karta\samples\ <text:s/>&amp;&amp; ..\bin\Karta.bat -runName SamplesRun -t sample &amp;&amp; </text:span><text:span text:style-name="T3">cd</text:span><text:span text:style-name="T2"> ..\..\..\..\.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9T17:33:28.847000000</meta:creation-date>
    <dc:date>2020-12-19T17:34:36.713000000</dc:date>
    <meta:editing-duration>PT1M8S</meta:editing-duration>
    <meta:editing-cycles>1</meta:editing-cycles>
    <meta:document-statistic meta:table-count="0" meta:image-count="0" meta:object-count="0" meta:page-count="1" meta:paragraph-count="23" meta:word-count="112" meta:character-count="1087" meta:non-whitespace-character-count="997"/>
    <meta:generator>LibreOffice/6.4.7.2$Windows_X86_64 LibreOffice_project/639b8ac485750d5696d7590a72ef1b496725cfb5</meta:generator>
  </office:meta>
</office:document-meta>
</file>